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A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A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A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A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A6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A7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A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A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A10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A11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A1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A13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A14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A1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A16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A17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A18]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A19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A20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A21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A2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A23]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A24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A25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A26]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A27]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A28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A29]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A30]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A31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A32]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A33]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A34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A35]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A36]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A37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A38]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A39]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A40]" office:value-type="float" office:value="820" calcext:value-type="float">
            <text:p>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9:01:41.611000000</meta:creation-date>
    <dc:date>2017-12-22T05:35:25.607000000</dc:date>
    <meta:editing-duration>PT9H3M35S</meta:editing-duration>
    <meta:editing-cycles>1</meta:editing-cycles>
    <meta:document-statistic meta:table-count="1" meta:cell-count="80" meta:object-count="0"/>
    <meta:generator>LibreOffice/5.4.4.2$Windows_X86_64 LibreOffice_project/2524958677847fb3bb44820e40380acbe820f960</meta:generator>
  </office:meta>
</office:document-meta>
</file>